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uby.xml" manifest:media-type="text/xml"/>
  <manifest:file-entry manifest:full-path="Basic/Standard/Jish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736in"/>
    </style:style>
    <style:style style:name="co2" style:family="table-column">
      <style:table-column-properties fo:break-before="auto" style:column-width="0.4693in"/>
    </style:style>
    <style:style style:name="co3" style:family="table-column">
      <style:table-column-properties fo:break-before="auto" style:column-width="0.589in"/>
    </style:style>
    <style:style style:name="co4" style:family="table-column">
      <style:table-column-properties fo:break-before="auto" style:column-width="3.2398in"/>
    </style:style>
    <style:style style:name="co5" style:family="table-column">
      <style:table-column-properties fo:break-before="auto" style:column-width="0.5819in"/>
    </style:style>
    <style:style style:name="co6" style:family="table-column">
      <style:table-column-properties fo:break-before="auto" style:column-width="0.5957in"/>
    </style:style>
    <style:style style:name="co7" style:family="table-column">
      <style:table-column-properties fo:break-before="auto" style:column-width="0.6098in"/>
    </style:style>
    <style:style style:name="co8" style:family="table-column">
      <style:table-column-properties fo:break-before="auto" style:column-width="1.7665in"/>
    </style:style>
    <style:style style:name="co9" style:family="table-column">
      <style:table-column-properties fo:break-before="auto" style:column-width="0.4902in"/>
    </style:style>
    <style:style style:name="co10" style:family="table-column">
      <style:table-column-properties fo:break-before="auto" style:column-width="0.6165in"/>
    </style:style>
    <style:style style:name="co11" style:family="table-column">
      <style:table-column-properties fo:break-before="auto" style:column-width="0.7362in"/>
    </style:style>
    <style:style style:name="co12" style:family="table-column">
      <style:table-column-properties fo:break-before="auto" style:column-width="2.4402in"/>
    </style:style>
    <style:style style:name="co13" style:family="table-column">
      <style:table-column-properties fo:break-before="auto" style:column-width="4.5929in"/>
    </style:style>
    <style:style style:name="co14" style:family="table-column">
      <style:table-column-properties fo:break-before="auto" style:column-width="8.0154in"/>
    </style:style>
    <style:style style:name="co15" style:family="table-column">
      <style:table-column-properties fo:break-before="auto" style:column-width="0.889in"/>
    </style:style>
    <style:style style:name="ro1" style:family="table-row">
      <style:table-row-properties style:row-height="0.3819in" fo:break-before="auto" style:use-optimal-row-height="false"/>
    </style:style>
    <style:style style:name="ro2" style:family="table-row">
      <style:table-row-properties style:row-height="0.8402in" fo:break-before="auto" style:use-optimal-row-height="false"/>
    </style:style>
    <style:style style:name="ro3" style:family="table-row">
      <style:table-row-properties style:row-height="0.8819in" fo:break-before="auto" style:use-optimal-row-height="false"/>
    </style:style>
    <style:style style:name="ro4" style:family="table-row">
      <style:table-row-properties style:row-height="0.2083in" fo:break-before="auto" style:use-optimal-row-height="true"/>
    </style:style>
    <style:style style:name="ro5" style:family="table-row">
      <style:table-row-properties style:row-height="0.2083in" fo:break-before="auto" style:use-optimal-row-height="false"/>
    </style:style>
    <style:style style:name="ro6" style:family="table-row">
      <style:table-row-properties style:row-height="0.2154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4" style:family="table-cell" style:parent-style-name="Default">
      <style:table-cell-properties fo:wrap-option="wrap"/>
      <style:text-properties fo:color="#371437"/>
    </style:style>
    <style:style style:name="ce3" style:family="table-cell" style:parent-style-name="Default">
      <style:table-cell-properties fo:background-color="transparent"/>
      <style:text-properties style:use-window-font-color="true"/>
    </style:style>
  </office:automatic-styles>
  <office:body>
    <office:spreadsheet>
      <table:calculation-settings table:automatic-find-labels="false" table:use-regular-expressions="false" table:use-wildcards="true"/>
      <table:content-validations>
        <table:content-validation table:name="val1" table:condition="of:cell-content-is-in-list(SPLITVALUES(&quot;頭   |   あたま   |   [head] [hair (on one's head)] [mind,brains,intellect] [leader,chief,boss,captain] [top,tip] [beginning,start] [head,person] [down payment,deposit] [top structural component of a kanji] [pair] [Neck] ;頭打ち   |   あたまうち   |   [reaching a peak,reaching the limit,plateauing,maxing out] ;頭金   |   あたまきん   |   [down payment,deposit] ;頭が痛い   |   あたまがいたい   |   [having a headache] [racking one's brains,troubling over something] ;頭がおかしい   |   あたまがおかしい   |   [insane,crazy,nuts,out of one's mind] &quot;))" table:allow-empty-cell="true" table:display-list="unsorted" table:base-cell-address="Sheet1.B1"/>
        <table:content-validation table:name="val2" table:condition="of:cell-content-is-in-list(SPLITVALUES(&quot;目   |   め   |   [eye,eyeball] [eyesight,sight,vision] [look,stare,gaze,glance] [notice,attention,observation,eyes (of the world, public, etc.)] [an experience] [viewpoint] [discrimination,discernment,judgement,eye (e.g. for quality)] [(an) appearance] [chance (of success),possibility (of a good result)] [spacing (between crossed strands of a net, mesh, etc.),opening,stitch,texture,weave] [grain (of wood)] [eye (of a storm, needle, etc.)] [intersection (on a go board),square (on a chessboard)] [dot (on a dice),pip,rolled number] [graduation,division (of a scale)] [tooth (of a saw, comb, etc.)] [ordinal number suffix] [somewhat,-ish] [point (e.g. of change)] [Eye] ;芽   |   め   |   [sprout,shoot,bud] [germinal disk (in an egg)] [Shoot] ;奴   |   め   |   [damn,bastard] [humble] ;雌   |   め   |   [female] [smaller (of the two),weaker] [woman] [wife] ;   |   めっ   |   [no!,don't!,tsk!] [Me (kana)] &quot;))" table:allow-empty-cell="true" table:display-list="unsorted" table:base-cell-address="Sheet1.B1"/>
        <table:content-validation table:name="val3" table:condition="of:cell-content-is-in-list(SPLITVALUES(&quot;紙   |   かみ   |   [paper] [Paper] ;神   |   かみ   |   [god,deity,divinity,spirit,kami] [incredible,fantastic,amazing] [Emperor (of Japan)] [thunder] [God] ;髪   |   かみ   |   [hair (on the head)] ;加味   |   かみ   |   [seasoning,flavoring,flavouring] [addition,inclusion,taking into account] ;上   |   かみ   |   [upper reaches (of a river),upper stream] [top,upper part,upper half (of the body)] [long ago] [beginning,first] [person of high rank (e.g. the emperor)] [government,imperial court] [imperial capital (i.e. Kyoto),capital region (i.e. Kansai),region (or direction of) the imperial palace] [head (of a table)] [wife,mistress (of a restaurant)] &quot;))" table:allow-empty-cell="true" table:display-list="unsorted" table:base-cell-address="Sheet1.B1"/>
        <table:content-validation table:name="val4" table:condition="of:cell-content-is-in-list(SPLITVALUES(&quot;   |   は   |   [indicates sentence topic] [indicates contrast with another option (stated or unstated)] [adds emphasis] [Ha (kana)] ;歯   |   は   |   [tooth,teeth] [Human tooth] ;葉   |   は   |   [leaf,blade (of grass),(pine) needle] [Leaf] ;刃   |   は   |   [edge (of a knife or sword),blade] [prong (of an electrical plug)] [Blade] ;派   |   は   |   [clique,group,coterie] [(political) faction,wing,party,camp] [school] [sect,denomination] &quot;))" table:allow-empty-cell="true" table:display-list="unsorted" table:base-cell-address="Sheet1.B1"/>
        <table:content-validation table:name="val5" table:condition="of:cell-content-is-in-list(SPLITVALUES(&quot;車   |   くるま   |   [car,automobile,vehicle] [wheel,castor,caster] ;俥   |   くるま   |   [rickshaw,jinrikisha] ;車椅子   |   くるまいす   |   [wheelchair] [Wheelchair] ;車酔い   |   くるまよい   |   [car sickness] ;車止め   |   くるまどめ   |   [wheel stop,parking block,parking curb] [buffer stop,bumper,bumping post,stopblock] [(wheel) chock] [bollard (for preventing vehicle access),barrier] [Buffer stop] &quot;))" table:allow-empty-cell="true" table:display-list="unsorted" table:base-cell-address="Sheet1.B1"/>
        <table:content-validation table:name="val6" table:condition="of:cell-content-is-in-list(SPLITVALUES(&quot;首   |   くび   |   [neck] [head] [dismissal (from a job),firing,sacking] ;踵   |   かかと   |   [heel (of foot, shoe, stocking, etc.)] ;首輪   |   くびわ   |   [(animal) collar] [necklace,choker] ;首飾り   |   くびかざり   |   [necklace,choker] ;首筋   |   くびすじ   |   [nape of the neck,back of the neck,scruff of the neck] &quot;))" table:allow-empty-cell="true" table:display-list="unsorted" table:base-cell-address="Sheet1.B1"/>
        <table:content-validation table:name="val7" table:condition="of:cell-content-is-in-list(SPLITVALUES(&quot;手首   |   てくび   |   [wrist] [Wrist] ;;;;&quot;))" table:allow-empty-cell="true" table:display-list="unsorted" table:base-cell-address="Sheet1.B1"/>
        <table:content-validation table:name="val8" table:condition="of:cell-content-is-in-list(SPLITVALUES(&quot;手   |   て   |   [hand,arm] [forepaw,foreleg] [handle] [hand,worker,help] [trouble,care,effort] [means,way,trick,move,technique,workmanship] [hand,handwriting] [kind,type,sort] [one's hands,one's possession] [ability to cope] [hand (of cards)] [direction] [move (in go, shogi, etc.)] [Te] [Hand] ;   |   って   |   [you said,he said,she said,they said] [even if] [do you seriously think that] [I already told you,you should know by now that,of course] [the said ...,said ...] [says that ...] [I hear that ...] [as for the term ...] [as for ...] [Te (kana)] ;   |   て   |   [indicates continuing action] ;手紙   |   てがみ   |   [letter,missive,note,mail] [Letter (message)] ;手袋   |   てぶくろ   |   [glove,mitten,mitt] [Glove] &quot;))" table:allow-empty-cell="true" table:display-list="unsorted" table:base-cell-address="Sheet1.B1"/>
        <table:content-validation table:name="val9" table:condition="of:cell-content-is-in-list(SPLITVALUES(&quot;桃   |   もも   |   [peach (Prunus persica)] ;股   |   もも   |   [thigh] [femoral] ;百   |   ひゃく   |   [hundred,100] [Hyaku] ;百   |   もも   |   [hundred,100] [(a great) many] ;桃色   |   ももいろ   |   [pink (colour, color),colour of peach (flowers)] &quot;))" table:allow-empty-cell="true" table:display-list="unsorted" table:base-cell-address="Sheet1.B1"/>
        <table:content-validation table:name="val10" table:condition="of:cell-content-is-in-list(SPLITVALUES(&quot;膝   |   ひざ   |   [knee] [lap,knee and thigh (while sitting)] [Knee] ;日差し   |   ひざし   |   [sunlight,rays of the Sun] ;跪く   |   ひざまずく   |   [to kneel] ;膝頭   |   ひざがしら   |   [kneecap] ;膝元   |   ひざもと   |   [near one's knee] [(by) one's side,(at) one's hand] [place under the protection (of one's parents, etc.),(under) the care (of)] [territory of a powerful person] [address used after the names of one's parents, grandparents, etc. in a letter] &quot;))" table:allow-empty-cell="true" table:display-list="unsorted" table:base-cell-address="Sheet1.B1"/>
        <table:content-validation table:name="val11" table:condition="of:cell-content-is-in-list(SPLITVALUES(&quot;脛   |   すね   |   [shin,shank,lower leg] ;脛齧り   |   すねかじり   |   [sponging (e.g. off one's parents),sponger] ;脛に疵持つ   |   すねにきずもつ   |   [to have a guilty conscience] ;   |   スネーク   |   [snake] [Sneek (The Netherlands)] ;ＳＮＥＰ   |   スネップ   |   [solitary non-employed person,non-employed person aged 20-59, not married or engaged in study who has no social interactions with anybody outside their family] &quot;))" table:allow-empty-cell="true" table:display-list="unsorted" table:base-cell-address="Sheet1.B1"/>
        <table:content-validation table:name="val12" table:condition="of:cell-content-is-in-list(SPLITVALUES(&quot;脹脛   |   ふくらはぎ   |   [calf (of leg)] ;;;;&quot;))" table:allow-empty-cell="true" table:display-list="unsorted" table:base-cell-address="Sheet1.B1"/>
        <table:content-validation table:name="val13" table:condition="of:cell-content-is-in-list(SPLITVALUES(&quot;足首   |   あしくび   |   [ankle] ;;;;&quot;))" table:allow-empty-cell="true" table:display-list="unsorted" table:base-cell-address="Sheet1.B1"/>
        <table:content-validation table:name="val14" table:condition="of:cell-content-is-in-list(SPLITVALUES(&quot;足   |   あし   |   [foot,paw,arm (of an octopus, squid, etc.)] [leg] [gait] [pace] [bottom structural component (i.e. radical) of a kanji] [means of transportation,(one's) ride] [money,coin] [Foot] ;葦   |   あし   |   [common reed (Phragmites australis)] [Phragmites] ;   |   アシ   |   [assistant] ;悪し   |   あし   |   [bad,evil] ;朝   |   あさ   |   [morning] [breakfast] [Morning] &quot;))" table:allow-empty-cell="true" table:display-list="unsorted" table:base-cell-address="Sheet1.B1"/>
        <table:content-validation table:name="val15" table:condition="of:cell-content-is-in-list(SPLITVALUES(&quot;踵   |   かかと   |   [heel (of foot, shoe, stocking, etc.)] ;   |   かかと   |   [Heel] ;かかと落とし   |   かかとおとし   |   [axe kick,ax kick] ;;&quot;))" table:allow-empty-cell="true" table:display-list="unsorted" table:base-cell-address="Sheet1.B1"/>
        <table:content-validation table:name="val16" table:condition="of:cell-content-is-in-list(SPLITVALUES(&quot;つま先   |   つまさき   |   [toes,tips of the toes,toe of a shoe, sock, etc.] [Toe] ;爪先立ち   |   つまさきだち   |   [standing on tiptoes] ;爪先立つ   |   つまさきだつ   |   [to stand on tiptoes] ;つま先で歩く   |   つまさきであるく   |   [to tiptoe] ;爪先上がり   |   つまさきあがり   |   [uphill path,path or slope that becomes slowly steeper] &quot;))" table:allow-empty-cell="true" table:display-list="unsorted" table:base-cell-address="Sheet1.B1"/>
        <table:content-validation table:name="val17" table:condition="of:cell-content-is-in-list(SPLITVALUES(&quot;土踏まず   |   つちふまず   |   [arch of the foot,plantar arch] [Arches of the foot] ;;;;&quot;))" table:allow-empty-cell="true" table:display-list="unsorted" table:base-cell-address="Sheet1.B1"/>
        <table:content-validation table:name="val18" table:condition="of:cell-content-is-in-list(SPLITVALUES(&quot;髪の毛   |   かみのけ   |   [hair (of the head)] ;かみのけ座   |   かみのけざ   |   [Coma Berenices (constellation),the Berenice's Hair] [Coma Berenices] ;かみのけ座流星群   |      |   [Coma Berenicids] ;かみのけ座銀河団   |      |   [Coma Cluster] ;かみのけ座ベータ星   |      |   [Beta Comae Berenices] &quot;))" table:allow-empty-cell="true" table:display-list="unsorted" table:base-cell-address="Sheet1.B1"/>
        <table:content-validation table:name="val19" table:condition="of:cell-content-is-in-list(SPLITVALUES(&quot;眉毛   |   まゆげ   |   [eyebrow] [Eyebrow] ;眉毛を読まれる   |   まゆげをよまれる   |   [to be read like an open book,to be seen through] ;マユゲ県   |      |   [Mayuge District] ;;&quot;))" table:allow-empty-cell="true" table:display-list="unsorted" table:base-cell-address="Sheet1.B1"/>
        <table:content-validation table:name="val20" table:condition="of:cell-content-is-in-list(SPLITVALUES(&quot;まつ毛   |   まつげ   |   [eyelashes] ;   |   まつげ   |   [Eyelash] ;まつ毛エクステンション   |   まつげエクステンション   |   [eyelash extensions] ;まつ毛エクステ   |   まつげエクステ   |   [eyelash extensions] ;&quot;))" table:allow-empty-cell="true" table:display-list="unsorted" table:base-cell-address="Sheet1.B1"/>
        <table:content-validation table:name="val21" table:condition="of:cell-content-is-in-list(SPLITVALUES(&quot;花   |   はな   |   [flower,blossom,bloom,petal] [cherry blossom] [beauty] [blooming (esp. of cherry blossoms)] [ikebana] [hanafuda] [(the) best] [glorious,lovely] [Flower] ;鼻   |   はな   |   [nose] [Nose] ;洟   |   はな   |   [snivel,nasal mucus,snot] ;端   |   はし   |   [end (e.g. of street),tip,point,edge,margin] [beginning,start,first] [odds and ends,scrap,odd bit,least] ;花瓶   |   かびん   |   [(flower) vase] [Vase] &quot;))" table:allow-empty-cell="true" table:display-list="unsorted" table:base-cell-address="Sheet1.B1"/>
        <table:content-validation table:name="val22" table:condition="of:cell-content-is-in-list(SPLITVALUES(&quot;耳   |   みみ   |   [ear] [hearing] [ear (for music, etc.)] [edge,crust,heel (of bread or cheese),selvedge (of woven fabric),selvage] [ear (of a pot, jug, etc.),handle] [Ear] ;耳元   |   みみもと   |   [close to the ear] ;耳より   |   みみより   |   [welcome (news),inviting,encouraging,tempting,hopeful] ;耳障り   |   みみざわり   |   [hard (on the ears),offensive (to the ear),rasping,rough,harsh,grating,jarring,cacophonous] ;耳打ち   |   みみうち   |   [whispering into a person's ear] [Mimiuchi] &quot;))" table:allow-empty-cell="true" table:display-list="unsorted" table:base-cell-address="Sheet1.B1"/>
        <table:content-validation table:name="val23" table:condition="of:cell-content-is-in-list(SPLITVALUES(&quot;口   |   くち   |   [mouth] [opening,hole,gap,orifice] [mouth (of a bottle),spout,nozzle,mouthpiece] [gate,door,entrance,exit] [speaking,speech,talk (i.e. gossip)] [taste,palate] [mouth (to feed)] [opening (i.e. vacancy),available position] [invitation,summons] [kind,sort,type] [opening (i.e. beginning)] [counter for mouthfuls, shares (of money), stove burners, and swords] [Mouth] ;唇   |   くちびる   |   [lip,lips] [Lip] ;口紅   |   くちべに   |   [lipstick] [Lipstick] ;悔しい   |   くやしい   |   [frustrated (over a failure, humiliation or injustice),annoyed,chagrined,(bitterly) disappointed,bitter,vexed,frustrating,annoying,regrettable] ;嘴   |   くちばし   |   [beak,bill] &quot;))" table:allow-empty-cell="true" table:display-list="unsorted" table:base-cell-address="Sheet1.B1"/>
        <table:content-validation table:name="val24" table:condition="of:cell-content-is-in-list(SPLITVALUES(&quot;唇   |   くちびる   |   [lip,lips] [Lip] ;唇を引き結ぶ   |   くちびるをひきむすぶ   |   [to purse one's lips] ;唇を奪う   |   くちびるをうばう   |   [to steal a kiss,to snatch a kiss] ;くちびる ためいき さくらいろ   |      |   [Kuchibiru Tameiki Sakurairo] ;&quot;))" table:allow-empty-cell="true" table:display-list="unsorted" table:base-cell-address="Sheet1.B1"/>
        <table:content-validation table:name="val25" table:condition="of:cell-content-is-in-list(SPLITVALUES(&quot;舌   |   した   |   [tongue] [tongue-like object,clapper (of a bell),talon (of a lock),reed (of a musical instrument)] [Tongue] ;下   |   した   |   [below,down,under,younger (e.g. daughter)] [bottom] [beneath,underneath] [just after,right after] [inferiority,one's inferior (i.e. one's junior)] [trade-in] [preliminary,preparatory] ;簧   |   した   |   [reed (of a musical instrument)] ;死体   |   したい   |   [dead body,corpse,cadaver,carcass] [Cadaver] ;下着   |   したぎ   |   [underwear,undergarment,underclothes,lingerie] &quot;))" table:allow-empty-cell="true" table:display-list="unsorted" table:base-cell-address="Sheet1.B1"/>
        <table:content-validation table:name="val26" table:condition="of:cell-content-is-in-list(SPLITVALUES(&quot;喉   |   のど   |   [throat] [singing voice] [gutter (inner margins of a book)] ;閑   |   のど   |   [tranquil,calm,quiet,peaceful] ;長閑   |   のどか   |   [tranquil,calm,quiet,peaceful,serene] [mild (weather),balmy] ;喉元   |   のどもと   |   [throat] ;喉ちんこ   |   のどちんこ   |   [uvula] &quot;))" table:allow-empty-cell="true" table:display-list="unsorted" table:base-cell-address="Sheet1.B1"/>
        <table:content-validation table:name="val27" table:condition="of:cell-content-is-in-list(SPLITVALUES(&quot;顎   |   あご   |   [jaw,chin] [barb (of a fishhook)] [Jaw] ;顎髭   |   あごひげ   |   [beard (esp. on the chin),goatee] ;あごで使う   |   あごでつかう   |   [to set someone to work in an arrogant fashion,to push someone around] [to chatter,to jaw,to jabber] ;顎鬚海豹   |   あごひげあざらし   |   [bearded seal (Erignathus barbatus)] [Bearded seal] ;顎紐   |   あごひも   |   [chin strap] &quot;))" table:allow-empty-cell="true" table:display-list="unsorted" table:base-cell-address="Sheet1.B1"/>
        <table:content-validation table:name="val28" table:condition="of:cell-content-is-in-list(SPLITVALUES(&quot;頬   |   ほお   |   [cheek (of the face)] [Cheek] ;朴   |   ほお   |   [Japanese bigleaf magnolia (Magnolia obovata)] ;微笑む   |   ほほえむ   |   [to smile] ;微笑み   |   ほほえみ   |   [smile] [Smile] ;頬紅   |   ほおべに   |   [cheek rouge,blusher,blush] [Rouge (cosmetics)] &quot;))" table:allow-empty-cell="true" table:display-list="unsorted" table:base-cell-address="Sheet1.B1"/>
        <table:content-validation table:name="val29" table:condition="of:cell-content-is-in-list(SPLITVALUES(&quot;髭   |   ひげ   |   [moustache,beard,whiskers] [whiskers (on a cat, etc.),feelers (on an insect, etc.),(chin) tuft] [shadow (on a candlestick chart)] [Beard] ;卑下   |   ひげ   |   [self-abasement,humility,self-depreciation] ;悲劇   |   ひげき   |   [tragedy,tragic drama,tragic play] [tragedy,calamity,disaster] ;悲劇的   |   ひげきてき   |   [tragic] ;非現実的   |   ひげんじつてき   |   [unrealistic,impractical,infeasible,unreal] &quot;))" table:allow-empty-cell="true" table:display-list="unsorted" table:base-cell-address="Sheet1.B1"/>
        <table:content-validation table:name="val30" table:condition="of:cell-content-is-in-list(SPLITVALUES(&quot;親指   |   おやゆび   |   [thumb] [big toe] [Thumb] ;親指姫   |   おやゆびひめ   |   [Thumbelina (Hans Christian Andersen story)] [Thumbelina (Hans Christian Andersen story)] [Thumbelina] ;親指世代   |   おやゆびせだい   |   [thumb tribe,thumb generation,people who are constantly typing on their phones with their thumbs] ;親指族   |   おやゆびぞく   |   [thumb tribe,thumb generation,people who are constantly typing on their phones with their thumbs] [pachinko addict] ;拇指対向性   |   ぼしたいこうせい   |   [ability to oppose the thumb,opposable thumb] &quot;))" table:allow-empty-cell="true" table:display-list="unsorted" table:base-cell-address="Sheet1.B1"/>
        <table:content-validation table:name="val31" table:condition="of:cell-content-is-in-list(SPLITVALUES(&quot;人差し指   |   ひとさしゆび   |   [index finger,forefinger] [second toe] [Index finger] ;食指   |   しょくし   |   [index finger,forefinger] ;;;&quot;))" table:allow-empty-cell="true" table:display-list="unsorted" table:base-cell-address="Sheet1.B1"/>
        <table:content-validation table:name="val32" table:condition="of:cell-content-is-in-list(SPLITVALUES(&quot;中指   |   なかゆび   |   [middle finger,long finger,second finger,tall finger] [middle toe,third toe] [Middle finger] ;;;;&quot;))" table:allow-empty-cell="true" table:display-list="unsorted" table:base-cell-address="Sheet1.B1"/>
        <table:content-validation table:name="val33" table:condition="of:cell-content-is-in-list(SPLITVALUES(&quot;薬指   |   くすりゆび   |   [ring finger,third finger,fourth finger (in piano-playing)] [fourth toe] [Ring finger] ;;;;&quot;))" table:allow-empty-cell="true" table:display-list="unsorted" table:base-cell-address="Sheet1.B1"/>
        <table:content-validation table:name="val34" table:condition="of:cell-content-is-in-list(SPLITVALUES(&quot;小指   |   こゆび   |   [little finger,pinky] [little toe] [Little finger] ;;;;&quot;))" table:allow-empty-cell="true" table:display-list="unsorted" table:base-cell-address="Sheet1.B1"/>
        <table:content-validation table:name="val35" table:condition="of:cell-content-is-in-list(SPLITVALUES(&quot;   |   ミルクセーキ   |   [milkshake] [Milkshake] ;;;;&quot;))" table:allow-empty-cell="true" table:display-list="unsorted" table:base-cell-address="Sheet1.B1"/>
        <table:content-validation table:name="val36" table:condition="of:cell-content-is-in-list(SPLITVALUES(&quot;   |   オリーブオイル   |   [olive oil] ;;;;&quot;))" table:allow-empty-cell="true" table:display-list="unsorted" table:base-cell-address="Sheet1.B1"/>
      </table:content-validations>
      <table:table table:name="Sheet1" table:style-name="ta1">
        <officeooo:event-listeners>
          <script:event-listener script:language="ooo:script" script:event-name="office:content-changed" xlink:href="vnd.sun.star.script:Standard.Jisho.CREATEDROPDOWNONCHANGE?language=Basic&amp;location=document" xlink:type="simple"/>
        </officeooo:event-listeners>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9" table:default-cell-style-name="Default"/>
        <table:table-column table:style-name="co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6368" table:default-cell-style-name="Default"/>
        <table:table-row table:style-name="ro1">
          <table:table-cell table:style-name="ce1" office:value-type="string" calcext:value-type="string">
            <text:p>Ruby</text:p>
          </table:table-cell>
          <table:table-cell table:style-name="ce4" office:value-type="string" calcext:value-type="string">
            <text:p>Kanji</text:p>
          </table:table-cell>
          <table:table-cell table:style-name="ce1" office:value-type="string" calcext:value-type="string">
            <text:p>Reading</text:p>
          </table:table-cell>
          <table:table-cell office:value-type="string" calcext:value-type="string">
            <text:p>Dropdown</text:p>
          </table:table-cell>
          <table:table-cell table:style-name="ce1" office:value-type="string" calcext:value-type="string">
            <text:p>Romaji</text:p>
          </table:table-cell>
          <table:table-cell table:style-name="ce1" office:value-type="string" calcext:value-type="string">
            <text:p>LT meaning</text:p>
          </table:table-cell>
          <table:table-cell table:style-name="ce1" office:value-type="string" calcext:value-type="string">
            <text:p>EN meaning</text:p>
          </table:table-cell>
          <table:table-cell table:style-name="ce1" office:value-type="string" calcext:value-type="string">
            <text:p>Tags</text:p>
          </table:table-cell>
          <table:table-cell table:style-name="ce1" office:value-type="string" calcext:value-type="string">
            <text:p>Tag1</text:p>
          </table:table-cell>
          <table:table-cell table:style-name="ce1" office:value-type="string" calcext:value-type="string">
            <text:p>Tag2</text:p>
          </table:table-cell>
          <table:table-cell table:style-name="ce1" office:value-type="string" calcext:value-type="string">
            <text:p>Tag3</text:p>
          </table:table-cell>
          <table:table-cell table:style-name="ce1" office:value-type="string" calcext:value-type="string">
            <text:p>Tag4</text:p>
          </table:table-cell>
          <table:table-cell table:style-name="ce1" office:value-type="string" calcext:value-type="string">
            <text:p>Tag5</text:p>
          </table:table-cell>
          <table:table-cell table:style-name="ce1" table:number-columns-repeated="16371"/>
        </table:table-row>
        <table:table-row table:style-name="ro2">
          <table:table-cell table:formula="of:=RUBY([.B2];[.C2])" office:value-type="string" office:string-value="&lt;ruby&gt;頭 &lt;rt&gt;あたま&lt;/rt&gt;&lt;/ruby&gt;" calcext:value-type="string">
            <text:p>&lt;ruby&gt;頭 &lt;rt&gt;あたま&lt;/rt&gt;&lt;/ruby&gt;</text:p>
          </table:table-cell>
          <table:table-cell table:formula="of:=KANJI([.D2])" office:value-type="string" office:string-value="頭 " calcext:value-type="string">
            <text:p>頭 </text:p>
          </table:table-cell>
          <table:table-cell table:style-name="ce3" table:formula="of:=READING([.D2])" office:value-type="string" office:string-value="あたま" calcext:value-type="string">
            <text:p>あたま</text:p>
          </table:table-cell>
          <table:table-cell table:content-validation-name="val1" office:value-type="string" calcext:value-type="string">
            <text:p>頭 <text:s text:c="2"/>| <text:s text:c="2"/>あたま <text:s text:c="2"/>| <text:s text:c="2"/>[head] [hair (on one's head)] [mind,brains,intellect] [leader,chief,boss,captain] [top,tip] [beginning,start] [head,person] [down payment,deposit] [top structural component of a kanji] [pair] [Neck] </text:p>
          </table:table-cell>
          <table:table-cell office:value-type="string" calcext:value-type="string">
            <text:p>atama</text:p>
          </table:table-cell>
          <table:table-cell office:value-type="string" calcext:value-type="string">
            <text:p>galva</text:p>
          </table:table-cell>
          <table:table-cell/>
          <table:table-cell table:formula="of:=COM.MICROSOFT.TEXTJOIN(&quot; &quot;; 1;[.I2:.M2])" office:value-type="string" office:string-value="Genki lesson-7 bodyparts" calcext:value-type="string">
            <text:p>Genki lesson-7 bodyparts</text:p>
          </table:table-cell>
          <table:table-cell office:value-type="string" calcext:value-type="string">
            <text:p>Genki</text:p>
          </table:table-cell>
          <table:table-cell office:value-type="string" calcext:value-type="string">
            <text:p>lesson-7</text:p>
          </table:table-cell>
          <table:table-cell office:value-type="string" calcext:value-type="string">
            <text:p>bodyparts</text:p>
          </table:table-cell>
          <table:table-cell table:number-columns-repeated="16373"/>
        </table:table-row>
        <table:table-row table:style-name="ro3">
          <table:table-cell table:formula="of:=RB(COM.MICROSOFT.CONCAT(&quot;|&quot;;[.B3];&quot;|&quot;;[.C3];&quot;|&quot;);&quot;|&quot;)" office:value-type="string" office:string-value="&lt;ruby&gt;目 &lt;rt&gt;め&lt;/rt&gt;&lt;/ruby&gt;" calcext:value-type="string">
            <text:p>&lt;ruby&gt;目 &lt;rt&gt;め&lt;/rt&gt;&lt;/ruby&gt;</text:p>
          </table:table-cell>
          <table:table-cell table:formula="of:=KANJI([.D3])" office:value-type="string" office:string-value="目 " calcext:value-type="string">
            <text:p>目 </text:p>
          </table:table-cell>
          <table:table-cell table:style-name="ce3" table:formula="of:=READING([.D3])" office:value-type="string" office:string-value="め" calcext:value-type="string">
            <text:p>め</text:p>
          </table:table-cell>
          <table:table-cell table:content-validation-name="val2" office:value-type="string" calcext:value-type="string">
            <text:p>目 <text:s text:c="2"/>| <text:s text:c="2"/>め <text:s text:c="2"/>| <text:s text:c="2"/>[eye,eyeball] [eyesight,sight,vision] [look,stare,gaze,glance] [notice,attention,observation,eyes (of the world, public, etc.)] [an experience] [viewpoint] [discrimination,discernment,judgement,eye (e.g. for quality)] [(an) appearance] [chance (of success),possibility (of a good result)] [spacing (between crossed strands of a net, mesh, etc.),opening,stitch,texture,weave] [grain (of wood)] [eye (of a storm, needle, etc.)] [intersection (on a go board),square (on a chessboard)] [dot (on a dice),pip,rolled number] [graduation,division (of a scale)] [tooth (of a saw, comb, etc.)] [ordinal number suffix] [somewhat,-ish] [point (e.g. of change)] [Eye] </text:p>
          </table:table-cell>
          <table:table-cell office:value-type="string" calcext:value-type="string">
            <text:p>me</text:p>
          </table:table-cell>
          <table:table-cell office:value-type="string" calcext:value-type="string">
            <text:p>akis</text:p>
          </table:table-cell>
          <table:table-cell/>
          <table:table-cell table:formula="of:=COM.MICROSOFT.TEXTJOIN(&quot; &quot;; 1;[.I3:.M3])" office:value-type="string" office:string-value="Genki lesson-7 bodyparts" calcext:value-type="string">
            <text:p>Genki lesson-7 bodyparts</text:p>
          </table:table-cell>
          <table:table-cell office:value-type="string" calcext:value-type="string">
            <text:p>Genki</text:p>
          </table:table-cell>
          <table:table-cell office:value-type="string" calcext:value-type="string">
            <text:p>lesson-7</text:p>
          </table:table-cell>
          <table:table-cell office:value-type="string" calcext:value-type="string">
            <text:p>bodyparts</text:p>
          </table:table-cell>
          <table:table-cell table:number-columns-repeated="16373"/>
        </table:table-row>
        <table:table-row table:style-name="ro4">
          <table:table-cell table:formula="of:=RB(COM.MICROSOFT.CONCAT(&quot;|&quot;;[.B4];&quot;|&quot;;[.C4];&quot;|&quot;);&quot;|&quot;)" office:value-type="string" office:string-value="&lt;ruby&gt;髪 &lt;rt&gt;かみ&lt;/rt&gt;&lt;/ruby&gt;" calcext:value-type="string">
            <text:p>&lt;ruby&gt;髪 &lt;rt&gt;かみ&lt;/rt&gt;&lt;/ruby&gt;</text:p>
          </table:table-cell>
          <table:table-cell table:formula="of:=KANJI([.D4])" office:value-type="string" office:string-value="髪 " calcext:value-type="string">
            <text:p>髪 </text:p>
          </table:table-cell>
          <table:table-cell table:style-name="ce3" table:formula="of:=READING([.D4])" office:value-type="string" office:string-value="かみ" calcext:value-type="string">
            <text:p>かみ</text:p>
          </table:table-cell>
          <table:table-cell table:content-validation-name="val3" office:value-type="string" calcext:value-type="string">
            <text:p>髪 <text:s text:c="2"/>| <text:s text:c="2"/>かみ <text:s text:c="2"/>| <text:s text:c="2"/>[hair (on the head)] </text:p>
          </table:table-cell>
          <table:table-cell office:value-type="string" calcext:value-type="string">
            <text:p>kami</text:p>
          </table:table-cell>
          <table:table-cell office:value-type="string" calcext:value-type="string">
            <text:p>plaukai</text:p>
          </table:table-cell>
          <table:table-cell/>
          <table:table-cell table:formula="of:=COM.MICROSOFT.TEXTJOIN(&quot; &quot;; 1;[.I4:.M4])" office:value-type="string" office:string-value="Genki lesson-7 bodyparts" calcext:value-type="string">
            <text:p>Genki lesson-7 bodyparts</text:p>
          </table:table-cell>
          <table:table-cell office:value-type="string" calcext:value-type="string">
            <text:p>Genki</text:p>
          </table:table-cell>
          <table:table-cell office:value-type="string" calcext:value-type="string">
            <text:p>lesson-7</text:p>
          </table:table-cell>
          <table:table-cell office:value-type="string" calcext:value-type="string">
            <text:p>bodyparts</text:p>
          </table:table-cell>
          <table:table-cell table:number-columns-repeated="16373"/>
        </table:table-row>
        <table:table-row table:style-name="ro5">
          <table:table-cell table:formula="of:=RB(COM.MICROSOFT.CONCAT(&quot;|&quot;;[.B5];&quot;|&quot;;[.C5];&quot;|&quot;);&quot;|&quot;)" office:value-type="string" office:string-value="&lt;ruby&gt;歯 &lt;rt&gt;は&lt;/rt&gt;&lt;/ruby&gt;" calcext:value-type="string">
            <text:p>&lt;ruby&gt;歯 &lt;rt&gt;は&lt;/rt&gt;&lt;/ruby&gt;</text:p>
          </table:table-cell>
          <table:table-cell table:formula="of:=KANJI([.D5])" office:value-type="string" office:string-value="歯 " calcext:value-type="string">
            <text:p>歯 </text:p>
          </table:table-cell>
          <table:table-cell table:style-name="ce3" table:formula="of:=READING([.D5])" office:value-type="string" office:string-value="は" calcext:value-type="string">
            <text:p>は</text:p>
          </table:table-cell>
          <table:table-cell table:content-validation-name="val4" office:value-type="string" calcext:value-type="string">
            <text:p>歯 <text:s text:c="2"/>| <text:s text:c="2"/>は <text:s text:c="2"/>| <text:s text:c="2"/>[tooth,teeth] [Human tooth] </text:p>
          </table:table-cell>
          <table:table-cell office:value-type="string" calcext:value-type="string">
            <text:p>ha</text:p>
          </table:table-cell>
          <table:table-cell office:value-type="string" calcext:value-type="string">
            <text:p>dantis</text:p>
          </table:table-cell>
          <table:table-cell/>
          <table:table-cell table:formula="of:=COM.MICROSOFT.TEXTJOIN(&quot; &quot;; 1;[.I5:.M5])" office:value-type="string" office:string-value="Genki lesson-7 bodyparts" calcext:value-type="string">
            <text:p>Genki lesson-7 bodyparts</text:p>
          </table:table-cell>
          <table:table-cell office:value-type="string" calcext:value-type="string">
            <text:p>Genki</text:p>
          </table:table-cell>
          <table:table-cell office:value-type="string" calcext:value-type="string">
            <text:p>lesson-7</text:p>
          </table:table-cell>
          <table:table-cell office:value-type="string" calcext:value-type="string">
            <text:p>bodyparts</text:p>
          </table:table-cell>
          <table:table-cell table:number-columns-repeated="16373"/>
        </table:table-row>
        <table:table-row table:style-name="ro6">
          <table:table-cell table:formula="of:=RB(COM.MICROSOFT.CONCAT(&quot;|&quot;;[.B6];&quot;|&quot;;[.C6];&quot;|&quot;);&quot;|&quot;)">
            <text:p/>
          </table:table-cell>
          <table:table-cell table:formula="of:=KANJI([.D6])">
            <text:p/>
          </table:table-cell>
          <table:table-cell table:style-name="ce3" table:formula="of:=READING([.D6])">
            <text:p/>
          </table:table-cell>
          <table:table-cell table:content-validation-name="val5"/>
          <table:table-cell table:number-columns-repeated="3"/>
          <table:table-cell table:formula="of:=COM.MICROSOFT.TEXTJOIN(&quot; &quot;; 1;[.I6:.M6])">
            <text:p/>
          </table:table-cell>
          <table:table-cell table:number-columns-repeated="16376"/>
        </table:table-row>
        <table:table-row table:style-name="ro6">
          <table:table-cell table:formula="of:=RB(COM.MICROSOFT.CONCAT(&quot;|&quot;;[.B7];&quot;|&quot;;[.C7];&quot;|&quot;);&quot;|&quot;)">
            <text:p/>
          </table:table-cell>
          <table:table-cell table:formula="of:=KANJI([.D7])">
            <text:p/>
          </table:table-cell>
          <table:table-cell table:style-name="ce3" table:formula="of:=READING([.D7])">
            <text:p/>
          </table:table-cell>
          <table:table-cell table:content-validation-name="val6"/>
          <table:table-cell table:number-columns-repeated="3"/>
          <table:table-cell table:formula="of:=COM.MICROSOFT.TEXTJOIN(&quot; &quot;; 1;[.I7:.M7])">
            <text:p/>
          </table:table-cell>
          <table:table-cell table:number-columns-repeated="16376"/>
        </table:table-row>
        <table:table-row table:style-name="ro7">
          <table:table-cell table:formula="of:=RB(COM.MICROSOFT.CONCAT(&quot;|&quot;;[.B8];&quot;|&quot;;[.C8];&quot;|&quot;);&quot;|&quot;)">
            <text:p/>
          </table:table-cell>
          <table:table-cell table:formula="of:=KANJI([.D8])">
            <text:p/>
          </table:table-cell>
          <table:table-cell table:style-name="ce3" table:formula="of:=READING([.D8])">
            <text:p/>
          </table:table-cell>
          <table:table-cell table:content-validation-name="val3"/>
          <table:table-cell table:number-columns-repeated="3"/>
          <table:table-cell table:formula="of:=COM.MICROSOFT.TEXTJOIN(&quot; &quot;; 1;[.I8:.M8])">
            <text:p/>
          </table:table-cell>
          <table:table-cell table:number-columns-repeated="16376"/>
        </table:table-row>
        <table:table-row table:style-name="ro7">
          <table:table-cell table:formula="of:=RB(COM.MICROSOFT.CONCAT(&quot;|&quot;;[.B9];&quot;|&quot;;[.C9];&quot;|&quot;);&quot;|&quot;)">
            <text:p/>
          </table:table-cell>
          <table:table-cell table:formula="of:=KANJI([.D9])">
            <text:p/>
          </table:table-cell>
          <table:table-cell table:style-name="ce3" table:formula="of:=READING([.D9])">
            <text:p/>
          </table:table-cell>
          <table:table-cell table:content-validation-name="val2"/>
          <table:table-cell table:number-columns-repeated="3"/>
          <table:table-cell table:formula="of:=COM.MICROSOFT.TEXTJOIN(&quot; &quot;; 1;[.I9:.M9])">
            <text:p/>
          </table:table-cell>
          <table:table-cell table:number-columns-repeated="16376"/>
        </table:table-row>
        <table:table-row table:style-name="ro7">
          <table:table-cell table:formula="of:=RB(COM.MICROSOFT.CONCAT(&quot;|&quot;;[.B10];&quot;|&quot;;[.C10];&quot;|&quot;);&quot;|&quot;)">
            <text:p/>
          </table:table-cell>
          <table:table-cell table:formula="of:=KANJI([.D10])">
            <text:p/>
          </table:table-cell>
          <table:table-cell table:style-name="ce3" table:formula="of:=READING([.D10])">
            <text:p/>
          </table:table-cell>
          <table:table-cell table:content-validation-name="val3"/>
          <table:table-cell table:number-columns-repeated="3"/>
          <table:table-cell table:formula="of:=COM.MICROSOFT.TEXTJOIN(&quot; &quot;; 1;[.I10:.M10])">
            <text:p/>
          </table:table-cell>
          <table:table-cell table:number-columns-repeated="16376"/>
        </table:table-row>
        <table:table-row table:style-name="ro7">
          <table:table-cell table:formula="of:=RB(COM.MICROSOFT.CONCAT(&quot;|&quot;;[.B11];&quot;|&quot;;[.C11];&quot;|&quot;);&quot;|&quot;)">
            <text:p/>
          </table:table-cell>
          <table:table-cell table:formula="of:=KANJI([.D11])">
            <text:p/>
          </table:table-cell>
          <table:table-cell table:style-name="ce3" table:formula="of:=READING([.D11])">
            <text:p/>
          </table:table-cell>
          <table:table-cell table:content-validation-name="val2"/>
          <table:table-cell table:number-columns-repeated="3"/>
          <table:table-cell table:formula="of:=COM.MICROSOFT.TEXTJOIN(&quot; &quot;; 1;[.I11:.M11])">
            <text:p/>
          </table:table-cell>
          <table:table-cell table:number-columns-repeated="16376"/>
        </table:table-row>
        <table:table-row table:style-name="ro7">
          <table:table-cell table:formula="of:=RB(COM.MICROSOFT.CONCAT(&quot;|&quot;;[.B12];&quot;|&quot;;[.C12];&quot;|&quot;);&quot;|&quot;)">
            <text:p/>
          </table:table-cell>
          <table:table-cell table:formula="of:=KANJI([.D12])">
            <text:p/>
          </table:table-cell>
          <table:table-cell table:style-name="ce3" table:formula="of:=READING([.D12])">
            <text:p/>
          </table:table-cell>
          <table:table-cell table:content-validation-name="val3"/>
          <table:table-cell table:number-columns-repeated="3"/>
          <table:table-cell table:formula="of:=COM.MICROSOFT.TEXTJOIN(&quot; &quot;; 1;[.I12:.M12])">
            <text:p/>
          </table:table-cell>
          <table:table-cell table:number-columns-repeated="16376"/>
        </table:table-row>
        <table:table-row table:style-name="ro7">
          <table:table-cell table:formula="of:=RB(COM.MICROSOFT.CONCAT(&quot;|&quot;;[.B13];&quot;|&quot;;[.C13];&quot;|&quot;);&quot;|&quot;)">
            <text:p/>
          </table:table-cell>
          <table:table-cell table:formula="of:=KANJI([.D13])">
            <text:p/>
          </table:table-cell>
          <table:table-cell table:style-name="ce3" table:formula="of:=READING([.D13])">
            <text:p/>
          </table:table-cell>
          <table:table-cell table:content-validation-name="val7"/>
          <table:table-cell table:number-columns-repeated="3"/>
          <table:table-cell table:formula="of:=COM.MICROSOFT.TEXTJOIN(&quot; &quot;; 1;[.I13:.M13])">
            <text:p/>
          </table:table-cell>
          <table:table-cell table:number-columns-repeated="16376"/>
        </table:table-row>
        <table:table-row table:style-name="ro7">
          <table:table-cell table:formula="of:=RB(COM.MICROSOFT.CONCAT(&quot;|&quot;;[.B14];&quot;|&quot;;[.C14];&quot;|&quot;);&quot;|&quot;)">
            <text:p/>
          </table:table-cell>
          <table:table-cell table:formula="of:=KANJI([.D14])">
            <text:p/>
          </table:table-cell>
          <table:table-cell table:style-name="ce3" table:formula="of:=READING([.D14])">
            <text:p/>
          </table:table-cell>
          <table:table-cell table:content-validation-name="val8"/>
          <table:table-cell table:number-columns-repeated="3"/>
          <table:table-cell table:formula="of:=COM.MICROSOFT.TEXTJOIN(&quot; &quot;; 1;[.I14:.M14])">
            <text:p/>
          </table:table-cell>
          <table:table-cell table:number-columns-repeated="16376"/>
        </table:table-row>
        <table:table-row table:style-name="ro7">
          <table:table-cell table:formula="of:=RB(COM.MICROSOFT.CONCAT(&quot;|&quot;;[.B15];&quot;|&quot;;[.C15];&quot;|&quot;);&quot;|&quot;)">
            <text:p/>
          </table:table-cell>
          <table:table-cell table:formula="of:=KANJI([.D15])">
            <text:p/>
          </table:table-cell>
          <table:table-cell table:style-name="ce3" table:formula="of:=READING([.D15])">
            <text:p/>
          </table:table-cell>
          <table:table-cell table:content-validation-name="val9"/>
          <table:table-cell table:number-columns-repeated="3"/>
          <table:table-cell table:formula="of:=COM.MICROSOFT.TEXTJOIN(&quot; &quot;; 1;[.I15:.M15])">
            <text:p/>
          </table:table-cell>
          <table:table-cell table:number-columns-repeated="16376"/>
        </table:table-row>
        <table:table-row table:style-name="ro7">
          <table:table-cell table:formula="of:=RB(COM.MICROSOFT.CONCAT(&quot;|&quot;;[.B16];&quot;|&quot;;[.C16];&quot;|&quot;);&quot;|&quot;)">
            <text:p/>
          </table:table-cell>
          <table:table-cell table:formula="of:=KANJI([.D16])">
            <text:p/>
          </table:table-cell>
          <table:table-cell table:style-name="ce3" table:formula="of:=READING([.D16])">
            <text:p/>
          </table:table-cell>
          <table:table-cell table:content-validation-name="val10"/>
          <table:table-cell table:number-columns-repeated="3"/>
          <table:table-cell table:formula="of:=COM.MICROSOFT.TEXTJOIN(&quot; &quot;; 1;[.I16:.M16])">
            <text:p/>
          </table:table-cell>
          <table:table-cell table:number-columns-repeated="16376"/>
        </table:table-row>
        <table:table-row table:style-name="ro7">
          <table:table-cell table:formula="of:=RB(COM.MICROSOFT.CONCAT(&quot;|&quot;;[.B17];&quot;|&quot;;[.C17];&quot;|&quot;);&quot;|&quot;)">
            <text:p/>
          </table:table-cell>
          <table:table-cell table:formula="of:=KANJI([.D17])">
            <text:p/>
          </table:table-cell>
          <table:table-cell table:style-name="ce3" table:formula="of:=READING([.D17])">
            <text:p/>
          </table:table-cell>
          <table:table-cell table:content-validation-name="val11"/>
          <table:table-cell table:number-columns-repeated="3"/>
          <table:table-cell table:formula="of:=COM.MICROSOFT.TEXTJOIN(&quot; &quot;; 1;[.I17:.M17])">
            <text:p/>
          </table:table-cell>
          <table:table-cell table:number-columns-repeated="16376"/>
        </table:table-row>
        <table:table-row table:style-name="ro7">
          <table:table-cell table:formula="of:=RB(COM.MICROSOFT.CONCAT(&quot;|&quot;;[.B18];&quot;|&quot;;[.C18];&quot;|&quot;);&quot;|&quot;)">
            <text:p/>
          </table:table-cell>
          <table:table-cell table:formula="of:=KANJI([.D18])">
            <text:p/>
          </table:table-cell>
          <table:table-cell table:style-name="ce3" table:formula="of:=READING([.D18])">
            <text:p/>
          </table:table-cell>
          <table:table-cell table:content-validation-name="val12"/>
          <table:table-cell table:number-columns-repeated="3"/>
          <table:table-cell table:formula="of:=COM.MICROSOFT.TEXTJOIN(&quot; &quot;; 1;[.I18:.M18])">
            <text:p/>
          </table:table-cell>
          <table:table-cell table:number-columns-repeated="16376"/>
        </table:table-row>
        <table:table-row table:style-name="ro7">
          <table:table-cell table:formula="of:=RB(COM.MICROSOFT.CONCAT(&quot;|&quot;;[.B19];&quot;|&quot;;[.C19];&quot;|&quot;);&quot;|&quot;)">
            <text:p/>
          </table:table-cell>
          <table:table-cell table:formula="of:=KANJI([.D19])">
            <text:p/>
          </table:table-cell>
          <table:table-cell table:style-name="ce3" table:formula="of:=READING([.D19])">
            <text:p/>
          </table:table-cell>
          <table:table-cell table:content-validation-name="val13"/>
          <table:table-cell table:number-columns-repeated="3"/>
          <table:table-cell table:formula="of:=COM.MICROSOFT.TEXTJOIN(&quot; &quot;; 1;[.I19:.M19])">
            <text:p/>
          </table:table-cell>
          <table:table-cell table:number-columns-repeated="16376"/>
        </table:table-row>
        <table:table-row table:style-name="ro7">
          <table:table-cell table:formula="of:=RB(COM.MICROSOFT.CONCAT(&quot;|&quot;;[.B20];&quot;|&quot;;[.C20];&quot;|&quot;);&quot;|&quot;)">
            <text:p/>
          </table:table-cell>
          <table:table-cell table:formula="of:=KANJI([.D20])">
            <text:p/>
          </table:table-cell>
          <table:table-cell table:style-name="ce3" table:formula="of:=READING([.D20])">
            <text:p/>
          </table:table-cell>
          <table:table-cell table:content-validation-name="val14"/>
          <table:table-cell table:number-columns-repeated="3"/>
          <table:table-cell table:formula="of:=COM.MICROSOFT.TEXTJOIN(&quot; &quot;; 1;[.I20:.M20])">
            <text:p/>
          </table:table-cell>
          <table:table-cell table:number-columns-repeated="16376"/>
        </table:table-row>
        <table:table-row table:style-name="ro7">
          <table:table-cell table:formula="of:=RB(COM.MICROSOFT.CONCAT(&quot;|&quot;;[.B21];&quot;|&quot;;[.C21];&quot;|&quot;);&quot;|&quot;)">
            <text:p/>
          </table:table-cell>
          <table:table-cell table:formula="of:=KANJI([.D21])">
            <text:p/>
          </table:table-cell>
          <table:table-cell table:style-name="ce3" table:formula="of:=READING([.D21])">
            <text:p/>
          </table:table-cell>
          <table:table-cell table:content-validation-name="val15"/>
          <table:table-cell table:number-columns-repeated="3"/>
          <table:table-cell table:formula="of:=COM.MICROSOFT.TEXTJOIN(&quot; &quot;; 1;[.I21:.M21])">
            <text:p/>
          </table:table-cell>
          <table:table-cell table:number-columns-repeated="16376"/>
        </table:table-row>
        <table:table-row table:style-name="ro7">
          <table:table-cell table:formula="of:=RB(COM.MICROSOFT.CONCAT(&quot;|&quot;;[.B22];&quot;|&quot;;[.C22];&quot;|&quot;);&quot;|&quot;)">
            <text:p/>
          </table:table-cell>
          <table:table-cell table:formula="of:=KANJI([.D22])">
            <text:p/>
          </table:table-cell>
          <table:table-cell table:style-name="ce3" table:formula="of:=READING([.D22])">
            <text:p/>
          </table:table-cell>
          <table:table-cell table:content-validation-name="val16"/>
          <table:table-cell table:number-columns-repeated="3"/>
          <table:table-cell table:formula="of:=COM.MICROSOFT.TEXTJOIN(&quot; &quot;; 1;[.I22:.M22])">
            <text:p/>
          </table:table-cell>
          <table:table-cell table:number-columns-repeated="16376"/>
        </table:table-row>
        <table:table-row table:style-name="ro7">
          <table:table-cell table:formula="of:=RB(COM.MICROSOFT.CONCAT(&quot;|&quot;;[.B23];&quot;|&quot;;[.C23];&quot;|&quot;);&quot;|&quot;)">
            <text:p/>
          </table:table-cell>
          <table:table-cell table:formula="of:=KANJI([.D23])">
            <text:p/>
          </table:table-cell>
          <table:table-cell table:style-name="ce3" table:formula="of:=READING([.D23])">
            <text:p/>
          </table:table-cell>
          <table:table-cell table:content-validation-name="val17"/>
          <table:table-cell table:number-columns-repeated="3"/>
          <table:table-cell table:formula="of:=COM.MICROSOFT.TEXTJOIN(&quot; &quot;; 1;[.I23:.M23])">
            <text:p/>
          </table:table-cell>
          <table:table-cell table:number-columns-repeated="16376"/>
        </table:table-row>
        <table:table-row table:style-name="ro7">
          <table:table-cell table:formula="of:=RB(COM.MICROSOFT.CONCAT(&quot;|&quot;;[.B24];&quot;|&quot;;[.C24];&quot;|&quot;);&quot;|&quot;)">
            <text:p/>
          </table:table-cell>
          <table:table-cell table:formula="of:=KANJI([.D24])">
            <text:p/>
          </table:table-cell>
          <table:table-cell table:style-name="ce3" table:formula="of:=READING([.D24])">
            <text:p/>
          </table:table-cell>
          <table:table-cell table:content-validation-name="val3"/>
          <table:table-cell table:number-columns-repeated="3"/>
          <table:table-cell table:formula="of:=COM.MICROSOFT.TEXTJOIN(&quot; &quot;; 1;[.I24:.M24])">
            <text:p/>
          </table:table-cell>
          <table:table-cell table:number-columns-repeated="16376"/>
        </table:table-row>
        <table:table-row table:style-name="ro7">
          <table:table-cell table:formula="of:=RB(COM.MICROSOFT.CONCAT(&quot;|&quot;;[.B25];&quot;|&quot;;[.C25];&quot;|&quot;);&quot;|&quot;)">
            <text:p/>
          </table:table-cell>
          <table:table-cell table:formula="of:=KANJI([.D25])">
            <text:p/>
          </table:table-cell>
          <table:table-cell table:style-name="ce3" table:formula="of:=READING([.D25])">
            <text:p/>
          </table:table-cell>
          <table:table-cell table:content-validation-name="val18"/>
          <table:table-cell table:number-columns-repeated="3"/>
          <table:table-cell table:formula="of:=COM.MICROSOFT.TEXTJOIN(&quot; &quot;; 1;[.I25:.M25])">
            <text:p/>
          </table:table-cell>
          <table:table-cell table:number-columns-repeated="16376"/>
        </table:table-row>
        <table:table-row table:style-name="ro7">
          <table:table-cell table:formula="of:=RB(COM.MICROSOFT.CONCAT(&quot;|&quot;;[.B26];&quot;|&quot;;[.C26];&quot;|&quot;);&quot;|&quot;)">
            <text:p/>
          </table:table-cell>
          <table:table-cell table:formula="of:=KANJI([.D26])">
            <text:p/>
          </table:table-cell>
          <table:table-cell table:style-name="ce3" table:formula="of:=READING([.D26])">
            <text:p/>
          </table:table-cell>
          <table:table-cell table:content-validation-name="val19"/>
          <table:table-cell table:number-columns-repeated="3"/>
          <table:table-cell table:formula="of:=COM.MICROSOFT.TEXTJOIN(&quot; &quot;; 1;[.I26:.M26])">
            <text:p/>
          </table:table-cell>
          <table:table-cell table:number-columns-repeated="16376"/>
        </table:table-row>
        <table:table-row table:style-name="ro7">
          <table:table-cell table:formula="of:=RB(COM.MICROSOFT.CONCAT(&quot;|&quot;;[.B27];&quot;|&quot;;[.C27];&quot;|&quot;);&quot;|&quot;)">
            <text:p/>
          </table:table-cell>
          <table:table-cell table:formula="of:=KANJI([.D27])">
            <text:p/>
          </table:table-cell>
          <table:table-cell table:style-name="ce3" table:formula="of:=READING([.D27])">
            <text:p/>
          </table:table-cell>
          <table:table-cell table:content-validation-name="val2"/>
          <table:table-cell table:number-columns-repeated="3"/>
          <table:table-cell table:formula="of:=COM.MICROSOFT.TEXTJOIN(&quot; &quot;; 1;[.I27:.M27])">
            <text:p/>
          </table:table-cell>
          <table:table-cell table:number-columns-repeated="16376"/>
        </table:table-row>
        <table:table-row table:style-name="ro7">
          <table:table-cell table:number-columns-repeated="2"/>
          <table:table-cell table:style-name="ce3"/>
          <table:table-cell table:content-validation-name="val20"/>
          <table:table-cell table:number-columns-repeated="3"/>
          <table:table-cell table:formula="of:=COM.MICROSOFT.TEXTJOIN(&quot; &quot;; 1;[.I28:.M28])">
            <text:p/>
          </table:table-cell>
          <table:table-cell table:number-columns-repeated="16376"/>
        </table:table-row>
        <table:table-row table:style-name="ro7">
          <table:table-cell table:number-columns-repeated="2"/>
          <table:table-cell table:style-name="ce3"/>
          <table:table-cell table:content-validation-name="val21"/>
          <table:table-cell table:number-columns-repeated="3"/>
          <table:table-cell table:formula="of:=COM.MICROSOFT.TEXTJOIN(&quot; &quot;; 1;[.I29:.M29])">
            <text:p/>
          </table:table-cell>
          <table:table-cell table:number-columns-repeated="16376"/>
        </table:table-row>
        <table:table-row table:style-name="ro7">
          <table:table-cell table:number-columns-repeated="2"/>
          <table:table-cell table:style-name="ce3"/>
          <table:table-cell table:content-validation-name="val22"/>
          <table:table-cell table:number-columns-repeated="3"/>
          <table:table-cell table:formula="of:=COM.MICROSOFT.TEXTJOIN(&quot; &quot;; 1;[.I30:.M30])">
            <text:p/>
          </table:table-cell>
          <table:table-cell table:number-columns-repeated="16376"/>
        </table:table-row>
        <table:table-row table:style-name="ro7">
          <table:table-cell table:number-columns-repeated="2"/>
          <table:table-cell table:style-name="ce3"/>
          <table:table-cell table:content-validation-name="val23"/>
          <table:table-cell table:number-columns-repeated="3"/>
          <table:table-cell table:formula="of:=COM.MICROSOFT.TEXTJOIN(&quot; &quot;; 1;[.I31:.M31])">
            <text:p/>
          </table:table-cell>
          <table:table-cell table:number-columns-repeated="16376"/>
        </table:table-row>
        <table:table-row table:style-name="ro7">
          <table:table-cell table:number-columns-repeated="2"/>
          <table:table-cell table:style-name="ce3"/>
          <table:table-cell table:content-validation-name="val24"/>
          <table:table-cell table:number-columns-repeated="16380"/>
        </table:table-row>
        <table:table-row table:style-name="ro7">
          <table:table-cell table:number-columns-repeated="2"/>
          <table:table-cell table:style-name="ce3"/>
          <table:table-cell table:content-validation-name="val25"/>
          <table:table-cell table:number-columns-repeated="16380"/>
        </table:table-row>
        <table:table-row table:style-name="ro7">
          <table:table-cell table:number-columns-repeated="2"/>
          <table:table-cell table:style-name="ce3"/>
          <table:table-cell table:content-validation-name="val4"/>
          <table:table-cell table:number-columns-repeated="16380"/>
        </table:table-row>
        <table:table-row table:style-name="ro7">
          <table:table-cell table:number-columns-repeated="2"/>
          <table:table-cell table:style-name="ce3"/>
          <table:table-cell table:content-validation-name="val26"/>
          <table:table-cell table:number-columns-repeated="16380"/>
        </table:table-row>
        <table:table-row table:style-name="ro7">
          <table:table-cell table:number-columns-repeated="2"/>
          <table:table-cell table:style-name="ce3"/>
          <table:table-cell table:content-validation-name="val27"/>
          <table:table-cell table:number-columns-repeated="16380"/>
        </table:table-row>
        <table:table-row table:style-name="ro7">
          <table:table-cell table:number-columns-repeated="2"/>
          <table:table-cell table:style-name="ce3"/>
          <table:table-cell table:content-validation-name="val28"/>
          <table:table-cell table:number-columns-repeated="16380"/>
        </table:table-row>
        <table:table-row table:style-name="ro7">
          <table:table-cell table:number-columns-repeated="2"/>
          <table:table-cell table:style-name="ce3"/>
          <table:table-cell table:content-validation-name="val29"/>
          <table:table-cell table:number-columns-repeated="16380"/>
        </table:table-row>
        <table:table-row table:style-name="ro7">
          <table:table-cell table:number-columns-repeated="2"/>
          <table:table-cell table:style-name="ce3"/>
          <table:table-cell table:content-validation-name="val30"/>
          <table:table-cell table:number-columns-repeated="16380"/>
        </table:table-row>
        <table:table-row table:style-name="ro7">
          <table:table-cell table:number-columns-repeated="2"/>
          <table:table-cell table:style-name="ce3"/>
          <table:table-cell table:content-validation-name="val31"/>
          <table:table-cell table:number-columns-repeated="16380"/>
        </table:table-row>
        <table:table-row table:style-name="ro7">
          <table:table-cell table:number-columns-repeated="2"/>
          <table:table-cell table:style-name="ce3"/>
          <table:table-cell table:content-validation-name="val32"/>
          <table:table-cell table:number-columns-repeated="16380"/>
        </table:table-row>
        <table:table-row table:style-name="ro7">
          <table:table-cell table:number-columns-repeated="2"/>
          <table:table-cell table:style-name="ce3"/>
          <table:table-cell table:content-validation-name="val33"/>
          <table:table-cell table:number-columns-repeated="16380"/>
        </table:table-row>
        <table:table-row table:style-name="ro7">
          <table:table-cell table:number-columns-repeated="2"/>
          <table:table-cell table:style-name="ce3"/>
          <table:table-cell table:content-validation-name="val34"/>
          <table:table-cell table:number-columns-repeated="16380"/>
        </table:table-row>
        <table:table-row table:style-name="ro7">
          <table:table-cell table:number-columns-repeated="2"/>
          <table:table-cell table:style-name="ce3"/>
          <table:table-cell table:number-columns-repeated="16381"/>
        </table:table-row>
        <table:table-row table:style-name="ro7">
          <table:table-cell table:number-columns-repeated="2"/>
          <table:table-cell table:style-name="ce3"/>
          <table:table-cell table:content-validation-name="val35"/>
          <table:table-cell table:number-columns-repeated="16380"/>
        </table:table-row>
        <table:table-row table:style-name="ro7">
          <table:table-cell table:number-columns-repeated="2"/>
          <table:table-cell table:style-name="ce3"/>
          <table:table-cell table:content-validation-name="val36"/>
          <table:table-cell table:number-columns-repeated="16380"/>
        </table:table-row>
        <table:table-row table:style-name="ro7">
          <table:table-cell table:number-columns-repeated="2"/>
          <table:table-cell table:style-name="ce3"/>
          <table:table-cell table:content-validation-name="val35"/>
          <table:table-cell table:number-columns-repeated="16380"/>
        </table:table-row>
        <table:table-row table:style-name="ro7">
          <table:table-cell table:number-columns-repeated="2"/>
          <table:table-cell table:style-name="ce3"/>
          <table:table-cell table:content-validation-name="val36"/>
          <table:table-cell table:number-columns-repeated="16380"/>
        </table:table-row>
        <table:table-row table:style-name="ro7">
          <table:table-cell table:number-columns-repeated="2"/>
          <table:table-cell table:style-name="ce3"/>
          <table:table-cell table:content-validation-name="val35"/>
          <table:table-cell table:number-columns-repeated="16380"/>
        </table:table-row>
        <table:table-row table:style-name="ro7">
          <table:table-cell table:number-columns-repeated="2"/>
          <table:table-cell table:style-name="ce3"/>
          <table:table-cell table:content-validation-name="val36"/>
          <table:table-cell table:number-columns-repeated="16380"/>
        </table:table-row>
        <table:table-row table:style-name="ro7" table:number-rows-repeated="1048525">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5T12:02:18.772000000</meta:creation-date>
    <dc:date>2023-06-01T20:50:14.705000000</dc:date>
    <meta:editing-duration>PT19H56S</meta:editing-duration>
    <meta:editing-cycles>38</meta:editing-cycles>
    <meta:generator>LibreOffice/7.5.0.3$Windows_X86_64 LibreOffice_project/c21113d003cd3efa8c53188764377a8272d9d6de</meta:generator>
    <meta:document-statistic meta:table-count="1" meta:cell-count="145" meta:object-count="0"/>
  </office:meta>
</office:document-meta>
</file>

<file path=Basic/Standard/Jisho.xml><?xml version="1.0" encoding="utf-8"?>
<!DOCTYPE module  PUBLIC '-//OpenOffice.org//DTD OfficeDocument 1.0//EN'  'module.dtd'>
<script:module xmlns:script="http://openoffice.org/2000/script" script:name="Jisho" script:language="StarBasic" script:moduleType="normal">REM  *****  BASIC  *****

REM **************** CONSTANTS ***********************

REM Value: ROMAJI_COLUMN 
REM        indicates which column's value will be sent to Jisho. The dropdown will be created in column ROMAJI_COLUMN - 1
Const ROMAJI_COLUMN = 4 REM &lt;-- 4 is column D. 

REM Value: JISHO_RESULT_LIMIT 
REM        indicates how many top results will be shown in the dropdown
Const JISHO_RESULT_LIMIT = 5

REM Value: JISHO_API_URL 
REM        Jishio api url with keyword parameter
Const JISHO_API_URL = "https://jisho.org/api/v1/search/words?keyword="



REM **************** PUBLIC FUNCTIONS ***********************

REM CREATEDROPDOWNONCHANGE
REM     Sub used for sheet event binding. It checks whether the change occured in configured ROMAJI_COLUMN and if so,
REM		generates a dropdown to the left of the edited cell.
Sub CREATEDROPDOWNONCHANGE(oEvent As Variant)

	If (Not oEvent.supportsService("com.sun.star.sheet.SheetCell")) Or (Not oEvent.supportsService("com.sun.star.table.Cell")) Or (Not oEvent.supportsService("com.sun.star.sheet.SheetCellRange")) Or (Not oEvent.supportsService("com.sun.star.table.CellRange")) Then
		Exit Sub
	End If
	
	column = oEvent.CellAddress.Column
	row = oEvent.CellAddress.Row
	
	If column &lt;&gt; ROMAJI_COLUMN Then
		Exit Sub
	End If
	
	oSheet = thiscomponent.sheets.getByIndex(0)
	
	REM Get keyword
	oCell = oSheet.getCellByPosition(column, row)
	keyword = oCell.getString()
	limit = JISHO_RESULT_LIMIT
	values = CALLDICT(keyword, limit)
	
	REM Create a dropdown to the next cell to the right
	CREATEDROPDOWN(values, column-1, row)
End Sub

REM CREATEDROPDOWN
REM     VALUES - Jisho response
REM     COLUMN - column where dropdown should be placed
REM     ROW - row where dropdown should be placed
Sub CREATEDROPDOWN(VALUES as String, COLUMN as Integer, ROW as Integer)
	Dim default as String
	Dim oCell As Object
	
	default = GETDEFAULT(VALUES)

	oSheet = thiscomponent.sheets.getByIndex(0)
	oCell = oSheet.getCellByPosition(COLUMN, ROW)
	Validation = oCell.Validation
	Validation.Type = com.sun.star.sheet.ValidationType.LIST
	Validation.setOperator(com.sun.star.sheet.ConditionOperator.FORMULA)
	Validation.setFormula1("SPLITVALUES(""" + values + """)")
	oCell.Validation = Validation
	oCell.setString(default)
End Sub

REM KANJI
REM     TEXT - dropdown's selected value

REM 	OUTPUT: kanji from dropdown's selected value
Function KANJI(TEXT as String) As String
	If isEmpty(TEXT) Or Len(TEXT) = 0 Then
		KANJI = ""
		Exit Function
	End If
	kanjiArr = Split(TEXT, "  |   ")
	If isArray(kanjiArr) And UBound(kanjiArr) &gt;= 1 Then
		KANJI = kanjiArr(0)
	Else
		KANJI = ""
	End If
End Function

REM READING
REM     TEXT - dropdown's selected value

REM 	OUTPUT: hiragana/katakana from dropdown's selected value
Function READING(TEXT as String) As String
	If isEmpty(TEXT) Or Len(TEXT) = 0 Then
		READING = ""
		Exit Function
	End If
	readingArr = Split(TEXT, "   |   ")
	If isArray(readingArr) And UBound(readingArr) &gt;= 1 Then
		READING = readingArr(1)
	Else
		READING = ""
	End If
End Function


REM **************** PRIVATE FUNCTIONS ***********************


Private Function GETELEMENT(JSON as String, ROW as Integer) as String
	Dim pattern as String
	Dim result as String
	pattern = "data.get(" + ROW + ")"

   	oService = createUNOService("com.github.binnarywolf.LibreOfficeGetRestPlugin")
   	
	result = oService.PARSEJSON(JSON, pattern)
	GETELEMENT = Replace(result,"No such node found.","")
End Function

Private Function GETKANJI(ELEMENT as String) As String
	Dim pattern as String
	Dim result as String
	pattern = "japanese.get(0).word"

   	oService = createUNOService("com.github.binnarywolf.LibreOfficeGetRestPlugin")
   	
	result = oService.PARSEJSON(ELEMENT, pattern)
	GETKANJI = Replace(result,"No such node found.","")
End Function

Private Function GETREADING(ELEMENT as String) As String
	Dim pattern as String
	Dim result as String
	pattern = "japanese.get(0).reading"

   	oService = createUNOService("com.github.binnarywolf.LibreOfficeGetRestPlugin")
   	
	result = oService.PARSEJSON(ELEMENT, pattern)
	GETREADING = Replace(result,"No such node found.","")
End Function

Private Function GETTRANSLATIONS(ELEMENT as String) As String
	Dim definitionPattern as String
	Dim definitionJson as String
	Dim count as Integer
	Dim iCount as Integer
	Dim definitions as String
	Dim result as String
	
	oService = createUNOService("com.github.binnarywolf.LibreOfficeGetRestPlugin")
	
	pattern = "senses"
	definitions = oService.PARSEJSON(ELEMENT, pattern)
	count = OCCURENCES(definitions, "english_definitions")
	result = ""
    For iCount = 0 To count - 1
        pattern = "get(" + iCount + ").english_definitions"
        result = result + oService.PARSEJSON(definitions, pattern) + " "
    Next iCount
	
	GETTRANSLATIONS = result
End Function


Private Function GETDROPDOWNLINE(JSON as String, ROW as Integer) As String
	Dim line as String
	Dim values(2) as String
	Dim kanji as String
	Dim reading as String
	Dim translations as String
	Dim index as Integer
	
	line = GETELEMENT(JSON, ROW)
	kanji = GETKANJI(line)
	reading = GETREADING(line)
	translations = GETTRANSLATIONS(line)
		
	GETDROPDOWNLINE = Join(Array(kanji, reading, translations), "   |   ")
End Function

Private Function OCCURENCES(TEXT as String, PHRASE as String) As String
	OCCURENCES = (Len(TEXT) - Len(Replace(TEXT, PHRASE, "")))/Len(PHRASE)
End Function

Private Function CALLDICT(KEYWORD as String, LIMIT as Integer) As String
	Dim Json as String
	Dim NmbOfResults as Integer
	Dim count as Integer
	Dim iCount as Integer
	Dim elements(LIMIT-1) as String
	Dim result as String
	
	If isEmpty(KEYWORD) Or Len(KEYWORD) = 0 Then
		CALLDICT = ""
		Exit Function
	End If
	
	oService = createUNOService("com.github.binnarywolf.LibreOfficeGetRestPlugin")
	
	Json = oService.GET(JISHO_API_URL + KEYWORD)
	NmbOfResults = OCCURENCES(Json, "slug")

    If NmbOfResults = 0 Then
        CALLDICT = "0 results found."
        Exit Function
    End If
    
    If NmbOfResults &lt; LIMIT Then 
    	count = NmbOfResults 
    Else 
    	count = LIMIT
    End If
    
	result = ""
	
	For iCount = 0 To count - 1
        elements(iCount) = GETDROPDOWNLINE(Json, iCount)
    Next iCount
    
    CALLDICT = replace(Join(elements,";"), Chr(34), "")
End Function

Private Function GETDEFAULT(TEXT as String) As String
	If isEmpty(TEXT) Or Len(TEXT) = 0 Or TEXT = "0 results found." Then
		GETDEFAULT = ""
		Exit Function
	End If
	GETDEFAULT = Split(TEXT,";")(0)
End Function

Private Function SPLITVALUES(TEXT as String)
	If isEmpty(TEXT) Or Len(TEXT) = 0 Or TEXT = "0 results found." Then
		SPLITVALUES = ""
		Exit Function
	End If
	SPLITVALUES = Split(TEXT,";")
End Function

</script:module>
</file>

<file path=Basic/Standard/Ruby.xml><?xml version="1.0" encoding="utf-8"?>
<!DOCTYPE module  PUBLIC '-//OpenOffice.org//DTD OfficeDocument 1.0//EN'  'module.dtd'>
<script:module xmlns:script="http://openoffice.org/2000/script" script:name="Ruby" script:language="StarBasic" script:moduleType="normal">REM  *****  BASIC  *****

REM RUBY
REM     TEXT - kanji or other text that requires annotation above it
REM     ANNOTATION - hiragana/katakana or other annotation

REM 	OUTPUT: html ruby element
Function RUBY(TEXT as String, ANNOTATION as String) as String
	If isEmpty(TEXT) Or Len(TEXT) = 0 Or TEXT = "0 results found." Then
		RUBY = ""
		Exit Function
	End If
	RUBY ="&lt;ruby&gt;" + TEXT + "&lt;rt&gt;" + ANNOTATION + "&lt;/rt&gt;&lt;/ruby&gt;"
End Function

REM RB
REM     TEXT - Text which has ruby text in format &lt;SEPARATOR&gt;kanji&lt;SEPARATOR&gt;hiraganaOrKatakana&lt;SEPARATOR&gt;
REM     SEPARATOR - text &lt;SEPARATOR&gt; that should be used for parsing the String with ruby text passed to TEXT

REM 	OUTPUT: html ruby element
Function RB(TEXT as String, SEPARATOR as String) as String
	If isEmpty(TEXT) Or Len(TEXT) = 0 Then
		Exit Function
	End If
	regex = "\|[^\|]*\|[^\|]*\|"
	regex = replace(regex, "|", SEPARATOR)
	occs = GETOCCURENCES(regex, TEXT)
	For Each occ In occs
	    REM split by char
        splitOcc = Split(occ, SEPARATOR)
        kanjiStr = splitOcc(1)
        furiganaStr = splitOcc(2)
        rubyStr = RUBY(kanjiStr, furiganaStr)
        TEXT = replace(TEXT, occ, rubyStr)
	Next occ
	RB = TEXT
End Function

Private Function GETOCCURENCES(REGEX as String, FINDIN as String)  	
	Dim results(0) As String

    oTextSearch = CreateUnoService("com.sun.star.util.TextSearch")
    oOptions = CreateUnoStruct("com.sun.star.util.SearchOptions")
    oOptions.algorithmType = com.sun.star.util.SearchAlgorithms.REGEXP
    oOptions.searchString = REGEX
    oTextSearch.setOptions(oOptions)
    
    oFound = oTextSearch.searchForward(findIn, 0, Len(FINDIN))
    nmbOfResults = 0
    
    While oFound.subRegExpressions &gt; 0
		nStart = oFound.startOffset(0)
        nEnd = oFound.endOffset(0)
        nmbOfResults = nmbOfResults + 1
        Redim Preserve results(nmbOfResults-1)
		res = Mid(FINDIN, nStart + 1, nEnd - nStart)
		results(nmbOfResults-1) = res
		oFound = oTextSearch.searchForward(FINDIN, nEnd, Len(FINDIN))
    Wend
	
    GETOCCURENCES = resul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uby"/>
  <library:element library:name="Jish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